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4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5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sure 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Nombre d’opérateurs distincts</text:p>
          </table:table-cell>
          <table:table-cell office:value-type="string" calcext:value-type="string">
            <text:p>n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mbre d’opérandes distincts</text:p>
          </table:table-cell>
          <table:table-cell office:value-type="string" calcext:value-type="string">
            <text:p>n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opérateurs</text:p>
          </table:table-cell>
          <table:table-cell office:value-type="string" calcext:value-type="string">
            <text:p>N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opérandes</text:p>
          </table:table-cell>
          <table:table-cell office:value-type="string" calcext:value-type="string">
            <text:p>N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string" calcext:value-type="string">
            <text:p>n</text:p>
          </table:table-cell>
          <table:table-cell table:formula="of:=[.C2]+[.C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N</text:p>
          </table:table-cell>
          <table:table-cell table:formula="of:=[.C4]+[.C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office:value-type="float" office:value="385.4" calcext:value-type="float">
            <text:p>385,4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D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E</text:p>
          </table:table-cell>
          <table:table-cell office:value-type="float" office:value="14745.6" calcext:value-type="float">
            <text:p>14745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rateurs uniques 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(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}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float" office:value="1" calcext:value-type="float">
            <text:p>1</text:p>
          </table:table-cell>
          <table:table-cell table:formula="of:=[.B13]+[.B14]+[.B15]+[.B16]+[.B17]+[.B18]+[.B19]+[.B20]+[.B21]+[.B23]+[.B22]+[.B24]+[.B25]+[.B26]+[.B27]+[.B28]+[.B29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pérande un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table:formula="of:=[.B33]+[.B34]+[.B35]+[.B36]+[.B37]+[.B38]+[.B39]+[.B40]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7:10:18.825912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16T17:10:44.108958642</dc:date>
    <meta:editing-duration>PT53M25S</meta:editing-duration>
    <meta:editing-cycles>14</meta:editing-cycles>
    <meta:document-statistic meta:table-count="3" meta:cell-count="90" meta:object-count="0"/>
  </office:meta>
</office:document-meta>
</file>